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7de58" officeooo:paragraph-rsid="0007de58"/>
    </style:style>
    <style:style style:name="P2" style:family="paragraph" style:parent-style-name="Heading_20_3">
      <style:text-properties officeooo:rsid="000a5fb9" officeooo:paragraph-rsid="000a5fb9"/>
    </style:style>
    <style:style style:name="P3" style:family="paragraph" style:parent-style-name="Heading_20_2">
      <style:text-properties officeooo:rsid="000d0caa" officeooo:paragraph-rsid="000d0caa"/>
    </style:style>
    <style:style style:name="P4" style:family="paragraph" style:parent-style-name="Text_20_body" style:list-style-name="L1">
      <style:text-properties fo:language="en" fo:country="US" officeooo:rsid="0007de58" officeooo:paragraph-rsid="0007de58"/>
    </style:style>
    <style:style style:name="P5" style:family="paragraph" style:parent-style-name="Text_20_body" style:list-style-name="L1">
      <style:text-properties fo:language="ru" fo:country="RU" officeooo:rsid="0007de58" officeooo:paragraph-rsid="0007de58"/>
    </style:style>
    <style:style style:name="P6" style:family="paragraph" style:parent-style-name="Text_20_body" style:list-style-name="L1">
      <style:text-properties fo:language="ru" fo:country="RU" officeooo:rsid="0009d903" officeooo:paragraph-rsid="0009d903"/>
    </style:style>
    <style:style style:name="P7" style:family="paragraph" style:parent-style-name="Text_20_body" style:list-style-name="L2">
      <style:text-properties fo:language="ru" fo:country="RU" officeooo:rsid="000a5fb9" officeooo:paragraph-rsid="000a5fb9"/>
    </style:style>
    <style:style style:name="P8" style:family="paragraph" style:parent-style-name="Text_20_body" style:list-style-name="L2">
      <style:text-properties fo:language="ru" fo:country="RU" officeooo:rsid="000d0caa" officeooo:paragraph-rsid="000d0caa"/>
    </style:style>
    <style:style style:name="P9" style:family="paragraph" style:parent-style-name="Text_20_body" style:list-style-name="L3">
      <style:text-properties fo:language="ru" fo:country="RU" officeooo:rsid="0011829b" officeooo:paragraph-rsid="0011829b"/>
    </style:style>
    <style:style style:name="P10" style:family="paragraph" style:parent-style-name="Text_20_body" style:list-style-name="L2">
      <style:text-properties fo:language="ru" fo:country="RU" officeooo:rsid="00135e64" officeooo:paragraph-rsid="00135e64"/>
    </style:style>
    <style:style style:name="P11" style:family="paragraph" style:parent-style-name="Text_20_body" style:list-style-name="L2">
      <style:text-properties fo:language="ru" fo:country="RU" officeooo:rsid="0013e005" officeooo:paragraph-rsid="0013e00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c35c"/>
    </style:style>
    <style:style style:name="T3" style:family="text">
      <style:text-properties fo:language="en" fo:country="US"/>
    </style:style>
    <style:style style:name="T4" style:family="text">
      <style:text-properties officeooo:rsid="0011a24f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Рыцарь</text:h>
      <text:h text:style-name="Heading_20_2" text:outline-level="2">Требования:</text:h>
      <text:list xml:id="list4199983242" text:style-name="L1">
        <text:list-item>
          <text:p text:style-name="P4">2d <text:span text:style-name="T1">платформер</text:span></text:p>
        </text:list-item>
        <text:list-item>
          <text:p text:style-name="P5">Система тайлов</text:p>
        </text:list-item>
        <text:list-item>
          <text:p text:style-name="P5">Генерация уровней</text:p>
          <text:list>
            <text:list-item>
              <text:p text:style-name="P5">Шаблоны генерации</text:p>
            </text:list-item>
            <text:list-item>
              <text:p text:style-name="P4"><text:span text:style-name="T1">Генерация </text:span><text:span text:style-name="T2">карта</text:span><text:span text:style-name="T1"> до появления персонажа</text:span></text:p>
            </text:list-item>
          </text:list>
        </text:list-item>
        <text:list-item>
          <text:p text:style-name="P5">Точки сохранения и респа.</text:p>
        </text:list-item>
        <text:list-item>
          <text:p text:style-name="P5">НПС на уровне «не падай с обрыва».</text:p>
        </text:list-item>
        <text:list-item>
          <text:p text:style-name="P6">Сюжет</text:p>
        </text:list-item>
      </text:list>
      <text:h text:style-name="P2" text:outline-level="3">Системы:</text:h>
      <text:list xml:id="list2758639742" text:style-name="L2">
        <text:list-item>
          <text:p text:style-name="P7">Управление игрой(сохранение, загрузки, настройки).</text:p>
        </text:list-item>
        <text:list-item>
          <text:p text:style-name="P7">Генерация уровня по заданным параметрам.</text:p>
          <text:list>
            <text:list-item>
              <text:p text:style-name="P8">Массив одинаковых блоков</text:p>
            </text:list-item>
            <text:list-item>
              <text:p text:style-name="P10">Зерна</text:p>
            </text:list-item>
            <text:list-item>
              <text:p text:style-name="P10">Шаблоны</text:p>
            </text:list-item>
            <text:list-item>
              <text:p text:style-name="P10">Ветки</text:p>
              <text:p text:style-name="P11">Это набор шаблоны каждому из которых назначена вероятность, полная вероятность вычисляется сложением вероятностей всех веток, затем все вероятности делятся на эту сумму и сумма вероятностей становится равна единице. После чего каждой ветке выделяется свой поддиапазон в диапазоне от 0 до 1, и рандомное число попадает в один из этих поддиапазонов.</text:p>
            </text:list-item>
          </text:list>
        </text:list-item>
        <text:list-item>
          <text:p text:style-name="P7">Физика столкновений.</text:p>
        </text:list-item>
        <text:list-item>
          <text:p text:style-name="P7">Вывод на экран.</text:p>
          <text:list>
            <text:list-item>
              <text:p text:style-name="P8">Отрисовка блока</text:p>
            </text:list-item>
          </text:list>
        </text:list-item>
        <text:list-item>
          <text:p text:style-name="P8">Управление персонажем</text:p>
          <text:list>
            <text:list-item>
              <text:p text:style-name="P8">Игрок</text:p>
            </text:list-item>
            <text:list-item>
              <text:p text:style-name="P8">ИИ</text:p>
            </text:list-item>
          </text:list>
        </text:list-item>
      </text:list>
      <text:h text:style-name="P3" text:outline-level="2">Порядок разработки</text:h>
      <text:list xml:id="list3874653986" text:style-name="L3">
        <text:list-item>
          <text:p text:style-name="P9">Разработка состояний</text:p>
          <text:list>
            <text:list-item>
              <text:p text:style-name="P9">Состояние из одной картинки</text:p>
              <text:list>
                <text:list-item>
                  <text:p text:style-name="P9"><text:soft-page-break/>Выносим списки текстур в <text:span text:style-name="T3">json</text:span></text:p>
                </text:list-item>
                <text:list-item>
                  <text:p text:style-name="P9">В <text:span text:style-name="T3">json </text:span>актора кроме списка текстур создаем список состояний для каждого из которых есть номер текстуры.</text:p>
                </text:list-item>
              </text:list>
            </text:list-item>
            <text:list-item>
              <text:p text:style-name="P9">Добавление анимаций</text:p>
              <text:list>
                <text:list-item>
                  <text:p text:style-name="P9">Создаем <text:span text:style-name="T3">json </text:span>анимаци<text:span text:style-name="T4">й</text:span> в которо<text:span text:style-name="T4">м</text:span> есть номера всех проигрываемых текстур <text:span text:style-name="T4">и другие параметры для каждой анимации.</text:span></text:p>
                </text:list-item>
                <text:list-item>
                  <text:p text:style-name="P9">Привязываем в <text:span text:style-name="T3">json </text:span>актора уже не номера текстур, а номера анимаций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0:52:11.172000000</meta:creation-date>
    <dc:date>2020-05-21T11:43:07.155000000</dc:date>
    <meta:editing-duration>PT17H48M28S</meta:editing-duration>
    <meta:editing-cycles>10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32" meta:word-count="189" meta:character-count="1240" meta:non-whitespace-character-count="1083"/>
  </office:meta>
</office:document-meta>
</file>